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82B08289CCB234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2cm, 0.241cm, 8.433cm, 7.10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5.662cm" svg:x="0.792cm" svg:y="1.792cm">
          <draw:image xlink:href="Pictures/10000000000005E8000007E0882B08289CCB234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4:58.730025547</dc:date>
    <meta:editing-duration>PT4M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